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n" fo:country="US" style:text-underline-style="none" fo:font-weight="normal" officeooo:rsid="0016b399" officeooo:paragraph-rsid="0016b399"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US" style:text-underline-style="none" fo:font-weight="normal" officeooo:rsid="001958f5" officeooo:paragraph-rsid="001958f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US" style:text-underline-style="none" fo:font-weight="normal" officeooo:rsid="001958f5" officeooo:paragraph-rsid="0019db5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n" fo:country="US" style:text-underline-style="none" fo:font-weight="normal" officeooo:rsid="0019db5b" officeooo:paragraph-rsid="0019db5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US" style:text-underline-style="none" fo:font-weight="normal" officeooo:rsid="000f8d10" officeooo:paragraph-rsid="000f8d1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US" style:text-underline-style="none" fo:font-weight="normal" officeooo:rsid="0013fa2f" officeooo:paragraph-rsid="0013fa2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style:text-underline-style="none" fo:font-weight="normal" officeooo:rsid="0014a112" officeooo:paragraph-rsid="0014a11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style:text-underline-style="none" fo:font-weight="normal" officeooo:rsid="00103f21" officeooo:paragraph-rsid="00103f2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style:text-underline-style="none" fo:font-weight="normal" officeooo:rsid="001b420f" officeooo:paragraph-rsid="001b420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958f5" officeooo:paragraph-rsid="001958f5"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b420f" officeooo:paragraph-rsid="001b420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bd5cf" officeooo:paragraph-rsid="001bd5c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1c8af4" officeooo:paragraph-rsid="001c8af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officeooo:rsid="001958f5" officeooo:paragraph-rsid="001958f5"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officeooo:rsid="00070dc2" officeooo:paragraph-rsid="00070dc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officeooo:rsid="000e91e5" officeooo:paragraph-rsid="000e91e5"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officeooo:rsid="0009884e" officeooo:paragraph-rsid="0009884e"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officeooo:rsid="000f8d10" officeooo:paragraph-rsid="000f8d10"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officeooo:rsid="0016b399" officeooo:paragraph-rsid="0016b399"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language="en" fo:country="US" fo:font-style="normal" style:text-underline-style="solid" style:text-underline-width="auto" style:text-underline-color="font-color" fo:font-weight="bold" officeooo:rsid="000227fc" officeooo:paragraph-rsid="000227fc" style:font-size-asian="14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6pt" fo:language="en" fo:country="US" style:text-underline-style="solid" style:text-underline-width="auto" style:text-underline-color="font-color" fo:font-weight="bold" officeooo:rsid="000227fc" officeooo:paragraph-rsid="000227fc" style:font-size-asian="16pt" style:font-weight-asian="bold" style:font-size-complex="16pt" style:font-weight-complex="bold"/>
    </style:style>
    <style:style style:name="P22" style:family="paragraph" style:parent-style-name="Standard">
      <style:paragraph-properties fo:text-align="center" style:justify-single-word="false"/>
      <style:text-properties fo:language="en" fo:country="US" officeooo:rsid="000227fc" officeooo:paragraph-rsid="000227fc"/>
    </style:style>
    <style:style style:name="P23" style:family="paragraph" style:parent-style-name="Standard">
      <style:paragraph-properties fo:text-align="start" style:justify-single-word="false"/>
      <style:text-properties fo:language="en" fo:country="US" officeooo:rsid="000227fc" officeooo:paragraph-rsid="000227fc"/>
    </style:style>
    <style:style style:name="P24" style:family="paragraph" style:parent-style-name="Standard">
      <style:paragraph-properties fo:text-align="start" style:justify-single-word="false"/>
      <style:text-properties fo:language="en" fo:country="US" officeooo:rsid="000227fc" officeooo:paragraph-rsid="00043bde"/>
    </style:style>
    <style:style style:name="P25" style:family="paragraph" style:parent-style-name="Standard">
      <style:paragraph-properties fo:text-align="start" style:justify-single-word="false"/>
      <style:text-properties fo:language="en" fo:country="US" officeooo:rsid="0006240d" officeooo:paragraph-rsid="0006240d"/>
    </style:style>
    <style:style style:name="P26" style:family="paragraph" style:parent-style-name="Standard">
      <style:paragraph-properties fo:text-align="start" style:justify-single-word="false"/>
      <style:text-properties fo:language="en" fo:country="US" officeooo:rsid="0006f39b" officeooo:paragraph-rsid="0006f39b"/>
    </style:style>
    <style:style style:name="P27" style:family="paragraph" style:parent-style-name="Standard">
      <style:paragraph-properties fo:text-align="start" style:justify-single-word="false"/>
      <style:text-properties fo:language="en" fo:country="US" officeooo:rsid="00070dc2" officeooo:paragraph-rsid="0006f39b"/>
    </style:style>
    <style:style style:name="P28" style:family="paragraph" style:parent-style-name="Standard">
      <style:paragraph-properties fo:text-align="start" style:justify-single-word="false"/>
      <style:text-properties fo:language="en" fo:country="US" officeooo:rsid="00070dc2" officeooo:paragraph-rsid="00070dc2"/>
    </style:style>
    <style:style style:name="P29" style:family="paragraph" style:parent-style-name="Standard">
      <style:paragraph-properties fo:text-align="start" style:justify-single-word="false"/>
      <style:text-properties fo:language="en" fo:country="US" officeooo:rsid="00070dc2" officeooo:paragraph-rsid="0007f15d"/>
    </style:style>
    <style:style style:name="P30" style:family="paragraph" style:parent-style-name="Standard">
      <style:paragraph-properties fo:text-align="start" style:justify-single-word="false"/>
      <style:text-properties fo:language="en" fo:country="US" officeooo:rsid="00073a86" officeooo:paragraph-rsid="00070dc2"/>
    </style:style>
    <style:style style:name="P31" style:family="paragraph" style:parent-style-name="Standard">
      <style:paragraph-properties fo:text-align="start" style:justify-single-word="false"/>
      <style:text-properties fo:language="en" fo:country="US" officeooo:rsid="0007f15d" officeooo:paragraph-rsid="0007f15d"/>
    </style:style>
    <style:style style:name="P32" style:family="paragraph" style:parent-style-name="Standard">
      <style:paragraph-properties fo:text-align="start" style:justify-single-word="false"/>
      <style:text-properties fo:language="en" fo:country="US" officeooo:rsid="000e91e5" officeooo:paragraph-rsid="000e91e5"/>
    </style:style>
    <style:style style:name="P33" style:family="paragraph" style:parent-style-name="Standard">
      <style:paragraph-properties fo:text-align="start" style:justify-single-word="false"/>
      <style:text-properties fo:language="en" fo:country="US" officeooo:rsid="000e91e5" officeooo:paragraph-rsid="000f8d10"/>
    </style:style>
    <style:style style:name="P34" style:family="paragraph" style:parent-style-name="Standard">
      <style:paragraph-properties fo:text-align="start" style:justify-single-word="false"/>
      <style:text-properties fo:language="en" fo:country="US" officeooo:rsid="0009884e" officeooo:paragraph-rsid="0009884e"/>
    </style:style>
    <style:style style:name="P35" style:family="paragraph" style:parent-style-name="Standard">
      <style:paragraph-properties fo:text-align="start" style:justify-single-word="false"/>
      <style:text-properties fo:language="en" fo:country="US" officeooo:rsid="000daca5" officeooo:paragraph-rsid="000daca5"/>
    </style:style>
    <style:style style:name="P36" style:family="paragraph" style:parent-style-name="Standard">
      <style:paragraph-properties fo:text-align="start" style:justify-single-word="false"/>
      <style:text-properties fo:font-size="12pt" fo:language="en" fo:country="US" style:text-underline-style="none" fo:font-weight="normal" officeooo:rsid="001c8af4" officeooo:paragraph-rsid="001c8af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US" style:text-underline-style="none" fo:font-weight="normal" officeooo:rsid="001bd5cf" officeooo:paragraph-rsid="001bd5c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en" fo:country="US" style:text-underline-style="none" fo:font-weight="normal" officeooo:rsid="00228b4f" officeooo:paragraph-rsid="00228b4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n" fo:country="US" style:text-underline-style="none" fo:font-weight="normal" officeooo:rsid="00228b4f" officeooo:paragraph-rsid="0023747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n" fo:country="US" style:text-underline-style="none" fo:font-weight="normal" officeooo:rsid="00244e58" officeooo:paragraph-rsid="00244e5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officeooo:rsid="00228b4f" officeooo:paragraph-rsid="00228b4f"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officeooo:rsid="0024eb8b" officeooo:paragraph-rsid="0024eb8b"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officeooo:rsid="0003e6d0"/>
    </style:style>
    <style:style style:name="T3" style:family="text">
      <style:text-properties officeooo:rsid="00043bde"/>
    </style:style>
    <style:style style:name="T4" style:family="text">
      <style:text-properties officeooo:rsid="0006240d"/>
    </style:style>
    <style:style style:name="T5" style:family="text">
      <style:text-properties officeooo:rsid="0006f39b"/>
    </style:style>
    <style:style style:name="T6" style:family="text">
      <style:text-properties style:text-position="super 58%"/>
    </style:style>
    <style:style style:name="T7" style:family="text">
      <style:text-properties officeooo:rsid="0007f15d"/>
    </style:style>
    <style:style style:name="T8" style:family="text">
      <style:text-properties officeooo:rsid="000daca5"/>
    </style:style>
    <style:style style:name="T9" style:family="text">
      <style:text-properties officeooo:rsid="000e91e5"/>
    </style:style>
    <style:style style:name="T10" style:family="text">
      <style:text-properties officeooo:rsid="000f8d10"/>
    </style:style>
    <style:style style:name="T11" style:family="text">
      <style:text-properties officeooo:rsid="0014a112"/>
    </style:style>
    <style:style style:name="T12" style:family="text">
      <style:text-properties officeooo:rsid="001848be"/>
    </style:style>
    <style:style style:name="T13" style:family="text">
      <style:text-properties officeooo:rsid="0019db5b"/>
    </style:style>
    <style:style style:name="T14" style:family="text">
      <style:text-properties officeooo:rsid="001bd5cf"/>
    </style:style>
    <style:style style:name="T15" style:family="text">
      <style:text-properties officeooo:rsid="001bfc83"/>
    </style:style>
    <style:style style:name="T16" style:family="text">
      <style:text-properties officeooo:rsid="001c8af4"/>
    </style:style>
    <style:style style:name="T17" style:family="text">
      <style:text-properties officeooo:rsid="001ecea0"/>
    </style:style>
    <style:style style:name="T18" style:family="text">
      <style:text-properties officeooo:rsid="0023114f"/>
    </style:style>
    <style:style style:name="T19" style:family="text">
      <style:text-properties fo:font-weight="bold" officeooo:rsid="0023114f" style:font-weight-asian="bold" style:font-weight-complex="bold"/>
    </style:style>
    <style:style style:name="T20" style:family="text">
      <style:text-properties officeooo:rsid="00237479"/>
    </style:style>
    <style:style style:name="T21" style:family="text">
      <style:text-properties officeooo:rsid="00244e58"/>
    </style:style>
    <style:style style:name="T22" style:family="text">
      <style:text-properties officeooo:rsid="00264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Intégrateur</text:p>
      <text:p text:style-name="P22"/>
      <text:p text:style-name="P20">Jour 1 :</text:p>
      <text:p text:style-name="P23"/>
      <text:p text:style-name="P23">Après avoir rapidement rencontré l’équipe, nous nous sommes repliés chacun de notre côté pour mettre au point de différents scénarios pour éventuellement tester les <text:span text:style-name="T1">features</text:span> de notre projet.</text:p>
      <text:p text:style-name="P23"/>
      <text:p text:style-name="P23">Le projet vise à satisfaire les besoins informatique et logistique d’une entreprise de transport de colis B2C. </text:p>
      <text:p text:style-name="P24">Nous serons chargés du produit informatique des équipes de 2 livreurs : ils seront dotés d’un programme capable de <text:span text:style-name="T2">rapporter l’itinéraire entre les clients </text:span><text:span text:style-name="T3">et</text:span><text:span text:style-name="T2"> </text:span><text:span text:style-name="T3">le dépôts, de rapporter les livraisons faites avec succès, les problèmes en route. </text:span><text:span text:style-name="T4">Nous avons pu penser à quelques ajouts de QoL pour les livreurs.</text:span></text:p>
      <text:p text:style-name="P24"/>
      <text:p text:style-name="P25">De plus, nous serons chargés de mettre en place le Planificateur. Ceci est un système capable de former les équipes de livreurs, d’attribuer des routes de livraison <text:span text:style-name="T7">et finalement</text:span> réagir aux <text:s text:c="4"/>problèmes reportés par les livreurs en maintenant leur planning cohérent.</text:p>
      <text:p text:style-name="P25">Les parcours devront prendre en considération les distances, les temps de parcours et les horaires souhaités par les clients.</text:p>
      <text:p text:style-name="P25"/>
      <text:p text:style-name="P25">Nous avons pu mettre en place plusieurs scénarios chacun de notre côté, mais constaté un grand nombre de similitudes entre chaque coéquipier.</text:p>
      <text:p text:style-name="P25"/>
      <text:p text:style-name="P25">Nous avons pris ensuite la décision collective de changer la <text:span text:style-name="T5">direction et structure de travail.</text:span></text:p>
      <text:p text:style-name="P26">Dorénavant, nous serons divisé en deux équipes : Une sur la partie des Livreurs (L) (groupe de trois) et l’autre sur le Planificateur (P).</text:p>
      <text:p text:style-name="P26"/>
      <text:p text:style-name="P26">Chaque équipe sera chargé de leur propre maquettage et d’élaborer leur propres scénarios. </text:p>
      <text:p text:style-name="P26"/>
      <text:p text:style-name="P27"/>
      <text:p text:style-name="P15">Team (L) :</text:p>
      <text:p text:style-name="P28"/>
      <text:p text:style-name="P28">Team (L) (name in progress) a mis au point 4 <text:span text:style-name="T1">screens</text:span> pour une application (net ou native) pour optimiser le travail des livreurs. </text:p>
      <text:p text:style-name="P28"/>
      <text:p text:style-name="P28"/>
      <text:p text:style-name="P28">(join screen shot XD)</text:p>
      <text:p text:style-name="P28"/>
      <text:p text:style-name="P28"/>
      <text:p text:style-name="P28">Chaque screen permet de mieux situer le parcourt de chaque livreur afin d’assurer un service efficace et rapide.</text:p>
      <text:p text:style-name="P28"/>
      <text:p text:style-name="P28">Le screen 1 est le login, ce qui permet au planificateur de savoir que le livreur (l’employé) est disponible pour le travail, et maintient un degré de sécurité.</text:p>
      <text:p text:style-name="P28"/>
      <text:p text:style-name="P28">Le screen 2 est une liste totale des livraisons individuelles pour que le livraire ait une idée de combien d’étapes reste sur leur parcourt, ainsi que de sauter manuellement sur certaines livraisons si certaines solutions ou problèmes sont rencontrés.</text:p>
      <text:p text:style-name="P28"/>
      <text:p text:style-name="P28">Le screen 3 est une vision individuelle pertinent à une seule livraison, avec une carte digitale incluse, des détails approfondis sur le client comme les notes de livraisons ainsi que des fonctionalités comme contacter le client via sms ou téléphone.</text:p>
      <text:p text:style-name="P28"><text:soft-page-break/>Il existe aussi un bouton « problème » pour signaler une erreur, qui mène à un 4<text:span text:style-name="T6">e</text:span> screen.</text:p>
      <text:p text:style-name="P28"/>
      <text:p text:style-name="P29">Le screen 4 est <text:span text:style-name="T7">la page « erreurs ». Il permet de spécifier un problème typique à cette entreprise et de rapporter les données nécessaires pour que le planificateur réagisse correctement. <text:s/></text:span></text:p>
      <text:p text:style-name="P28"/>
      <text:p text:style-name="P28"/>
      <text:p text:style-name="P30">Cette arborescence des screens a un but de minimiser les données requises au livreur à envoyer au planificateur en cas de succès ou de problème. En fonction du screen, certains rapports seront pré-écrits et apporteront plus de détails par rapport à l’incident survenu.</text:p>
      <text:p text:style-name="P28"/>
      <text:p text:style-name="P31">Nous essayerons de prendre également en compte des features qui permettra de minimiser les accidents malicieux de la part du client ou du livreur.</text:p>
      <text:p text:style-name="P31"/>
      <text:p text:style-name="P16">TEAM P :</text:p>
      <text:p text:style-name="P32"/>
      <text:p text:style-name="P32">Cette équipe s’était occupé à réaliser des scenarios propre à la partie planificateur. Ils ont pu aussi anticiper des fonctionnalités et des fonctions pour assouvir les besoins des livreurs et des clients.</text:p>
      <text:p text:style-name="P33">Ils ont mit au point un diagramme d’utilisation numériquement.</text:p>
      <text:p text:style-name="P31"/>
      <text:p text:style-name="P17">Jour 2 :</text:p>
      <text:p text:style-name="P28"/>
      <text:p text:style-name="P34">Nous <text:span text:style-name="T8">avons </text:span>poursui<text:span text:style-name="T9">vit</text:span> la réalisation par groupe de chaque <text:span text:style-name="T8">maquette et avons réalisé des tests de chaque configuration graphique par les scenarios mis au point la dernière fois.</text:span></text:p>
      <text:p text:style-name="P35"/>
      <text:p text:style-name="P35">Nous avons une version presque achevée de la maquette faite sur Figma pour la partie livreur.</text:p>
      <text:p text:style-name="P35"/>
      <text:p text:style-name="P35">Pour la partie planificateur, c’était moins évident. Le scope que nous avons envisagé était plutôt monstrueux.</text:p>
      <text:p text:style-name="P35">Nous avons construit un système qui dépassait les contraintes originales, en incluant la possibilité d’organiser le planning pour toute la semaine par exemple. Cette idée reposait cependant sur le fait que les commandes clientes était déjà connu, scenario peu réaliste dans le vrai monde, où les commandes arrivent dans un ordre désordonné et pas en même temps.</text:p>
      <text:p text:style-name="P35"/>
      <text:p text:style-name="P35">Nous avons pensé aux cas où les livreurs n’étaient pas disponible au dernier moment avant le début de la journée de travail, ayant ignoré la contrainte où chaque livreur était disponible.</text:p>
      <text:p text:style-name="P35"/>
      <text:p text:style-name="P35">Ceci nous a bien fait perdre du temps, mais aura eu le bénéfice d’élargir notre compréhension et les besoins auquel répondrait ce logiciel de livraison : ayant gardé en tête ces différents scenarios, et avons inclut la possibilité d’augmenter les <text:span text:style-name="T9">designs établi lors cette dernière séance de travail.</text:span></text:p>
      <text:p text:style-name="P35"/>
      <text:p text:style-name="P32">Le travail réalisé sur Figma nous a appris à exploiter des logiciels tiers pour faciliter la réalisation d’un produit utile à un potentiel client, ainsi que des </text:p>
      <text:p text:style-name="P28"/>
      <text:p text:style-name="P32">Plein de petites tâches (les unes aussi importantes que les autres) ont été abordés également : un brouillon de maquettage pour l’interface planificateur (comment automatiser la répartition des livreurs et des trajets, comment apporter des modifications manuelles, comment obtenir et exploiter un historique pour de futurs besoins).</text:p>
      <text:p text:style-name="P32"/>
      <text:p text:style-name="P32">Un diagramme d’activité a aussi été commencé, mais nous devons finaliser <text:span text:style-name="T10">chaque partie pour le compléter.</text:span></text:p>
      <text:p text:style-name="P28"/>
      <text:p text:style-name="P28"/>
      <text:p text:style-name="P18"><text:soft-page-break/>Jour 3 :</text:p>
      <text:p text:style-name="P18"/>
      <text:p text:style-name="P5">Nous <text:span text:style-name="T11">avions </text:span>dû finaliser tout les designs établi préalablement. Pour le coté livreur, nous devons encore anticiper les rapports d’erreurs envisageable que le planificateur devra traiter.</text:p>
      <text:p text:style-name="P5"/>
      <text:p text:style-name="P6">Nous avons réussi à ce mettre d’accords sur une version de maquettage pour le planificateur.</text:p>
      <text:p text:style-name="P7">Nous sommes passés à un nombre de 8 screens finaux.</text:p>
      <text:p text:style-name="P7"/>
      <text:p text:style-name="P7">Le plus dur à été de design une façon ergonomique pour répartir les équipes, planifier les trajets et de suivre/stocker une historique de toutes les actions/décisions prises.</text:p>
      <text:p text:style-name="P7">Le reportage des problèmes encontrés livreurs/clients et leur résolution fut un long débat, mais via un vote populaire le sujet a été clos.</text:p>
      <text:p text:style-name="P7"/>
      <text:p text:style-name="P7">Le choix des couleurs fut une affaire également intense.</text:p>
      <text:p text:style-name="P7"/>
      <text:p text:style-name="P7">Finalement, les diagrammes de cas d’utilisation ont pu être érigés avec confiance.</text:p>
      <text:p text:style-name="P7"/>
      <text:p text:style-name="P1">La partie des résolutions possibles aux problèmes a rencontré quelques obstacles : certaines contraintes ont été prises en compte, mais deux de nos coéquipiers ont remarqué que pour la présentation on avait pas besoin de les traiter.</text:p>
      <text:p text:style-name="P1"/>
      <text:p text:style-name="P19">Jour 4 :</text:p>
      <text:p text:style-name="P19"/>
      <text:p text:style-name="P1">Nous commençons plus tôt que d’habitude dans le but de finaliser certaines conceptions pour la présentation pour avoir le maximum de retours de la part de nos enseignants.</text:p>
      <text:p text:style-name="P1"/>
      <text:p text:style-name="P1">Le design du screen de résolution de problèmes livreurs/clients n’a pas encore été finalisé.</text:p>
      <text:p text:style-name="P1">Le design de présentation et les choix de style pour la partie planificateur sur Figma n’a pas été lui non plus finalisé. Nous devons sans doute plus profiter des features du programme pour arriver à un résultat satisfaisant.</text:p>
      <text:p text:style-name="P1"/>
      <text:p text:style-name="P1">Nous sommes cependant confiant que nous arriverons à notre but final d’avoir une maquette terminée (même si un peu ambitieuse d’après certains camarades) afin de pouvoir terminer un produit utile/convaincant pour le projet intégrateur, en minimisant l’effort qu’il faudra fournir pour la partie de réalisation.</text:p>
      <text:p text:style-name="P1"/>
      <text:p text:style-name="P1">Il faudrait sans doute passer notre design à travers tout les scénarios mis au point durant le jour 1.</text:p>
      <text:p text:style-name="P1"/>
      <text:p text:style-name="P1"><text:span text:style-name="T12">May God smile upon our souls.</text:span> <text:span text:style-name="T17">gg</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After Presentation :</text:p>
      <text:p text:style-name="P2"/>
      <text:p text:style-name="P2">It was a disaster.</text:p>
      <text:p text:style-name="P2"/>
      <text:p text:style-name="P2">What went wrong, presentation wise :</text:p>
      <text:p text:style-name="P2"/>
      <text:p text:style-name="P10">Technical problems :</text:p>
      <text:p text:style-name="P2"/>
      <text:p text:style-name="P2">- The computer we used to show stuff was faulty. Our figma interface showcase did not load properly, and we started with an unfinished product.</text:p>
      <text:p text:style-name="P2"/>
      <text:p text:style-name="P2">- Since we showed an unfinished problem and the computer had problems, we switched computer mid presentation which fixed issues but caused significant delays, as our pdf was not present within the tab, the <text:span text:style-name="T15">F</text:span>igma interface was loading very slowly, and Discord was shown, which reveals a lack of professionalism.</text:p>
      <text:p text:style-name="P2"/>
      <text:p text:style-name="P10">Coordination problems :</text:p>
      <text:p text:style-name="P2"/>
      <text:p text:style-name="P2">- Since the flow of the presentation was disrupted, we were confused, and had trouble relaying the appreciable points of our work and our understanding of the employer’s needs.</text:p>
      <text:p text:style-name="P2"/>
      <text:p text:style-name="P2">- We were at the last minute informed that the presentation was more about simulating a presentation about selling a product, while keeping the employer’s needs as a priority.</text:p>
      <text:p text:style-name="P2">We were under the impression that this would be a report to our professors about the current state of our work.</text:p>
      <text:p text:style-name="P2"/>
      <text:p text:style-name="P2">- The plan was changed live (due to the flow being disrupted, technical problems must be fixed ASAP and planned) so the <text:span text:style-name="T13">order of the people talking showed de-cohesion and problems even among ourselves.</text:span></text:p>
      <text:p text:style-name="P2"/>
      <text:p text:style-name="P2">- <text:span text:style-name="T13">Our individual understanding of the employer’s situation and needs was heterogenic, everyone had a different idea about what was needed and how the product would work.</text:span></text:p>
      <text:p text:style-name="P2"/>
      <text:p text:style-name="P2">- <text:span text:style-name="T13">Showcasing the unfinished part of the project revealed to be a massive liability : We didn't even get to the diagrams and app for the delivery staff, and so will be kept in the dark for those sections of project, since no critique or feedback could have been gotten, being stuck on the planificateur stage of the presentation.</text:span></text:p>
      <text:p text:style-name="P2"/>
      <text:p text:style-name="P3">- <text:span text:style-name="T13">The part about how the system of distribution that would order, prioritize, and distribute the packages to the different teams according to the specific information </text:span><text:span text:style-name="T14">about</text:span><text:span text:style-name="T13"> each package has been comepletly neglected. Th</text:span><text:span text:style-name="T14">is</text:span><text:span text:style-name="T13"> point in our planificateur has to be redone entirely, which might cause huge redesigns in the final planificateur product.</text:span></text:p>
      <text:p text:style-name="P3"/>
      <text:p text:style-name="P4">- We had one of our teammate be largely absent, and caused distress to the rest of the team, by insinuating that he had permission to abandon the team to focus on other projects, and has asked questions he would know if he had been here.</text:p>
      <text:p text:style-name="P3"/>
      <text:p text:style-name="P4"><text:s/></text:p>
      <text:p text:style-name="P1"/>
      <text:p text:style-name="P7"/>
      <text:p text:style-name="P7"/>
      <text:p text:style-name="P5"/>
      <text:p text:style-name="P8"><text:soft-page-break/></text:p>
      <text:p text:style-name="P11">Overview about the si<text:span text:style-name="T14">t</text:span>uation, possible solutions :</text:p>
      <text:p text:style-name="P9"/>
      <text:p text:style-name="P9">We clearly fucked up.</text:p>
      <text:p text:style-name="P9"/>
      <text:p text:style-name="P11">Pain Point One : Scenarios.</text:p>
      <text:p text:style-name="P9"/>
      <text:p text:style-name="P9">We have to add way more RELEVANT scenarios to stress test our system, including mostly the distribution of the packages, how to prioritize the packages when it comes to where it has to go to.</text:p>
      <text:p text:style-name="P9"/>
      <text:p text:style-name="P11">Pain Point Two : Understanding the work and challenging it.</text:p>
      <text:p text:style-name="P9"/>
      <text:p text:style-name="P9">We clearly have issues anticipating the needs of the employer, and have shown ignorance when it came to the job : we need to use the aforementioned scenarios to <text:span text:style-name="T14">build a better comprehension of the system we are building.</text:span></text:p>
      <text:p text:style-name="P9"/>
      <text:p text:style-name="P12">Pain Point Three : <text:span text:style-name="T16">Exploiting the experience of our teammates </text:span></text:p>
      <text:p text:style-name="P12"/>
      <text:p text:style-name="P12"/>
      <text:p text:style-name="P13"/>
      <text:p text:style-name="P13"/>
      <text:p text:style-name="P13">Possible courses of action:</text:p>
      <text:p text:style-name="P13"/>
      <text:p text:style-name="P13">1/</text:p>
      <text:p text:style-name="P36">Ask for other group’s feedback</text:p>
      <text:p text:style-name="P36"/>
      <text:p text:style-name="P36">2/</text:p>
      <text:p text:style-name="P36">Send an email, or face to face Alexendre. What do we ask?</text:p>
      <text:p text:style-name="P36"><text:s/></text:p>
      <text:p text:style-name="P37"/>
      <text:p text:style-name="P37"/>
      <text:p text:style-name="P37"/>
      <text:p text:style-name="P37"/>
      <text:p text:style-name="P37"/>
      <text:p text:style-name="P41">What we did</text:p>
      <text:p text:style-name="P41"/>
      <text:p text:style-name="P39">We had a meeting, all members present for what course <text:span text:style-name="T18">the project should take on</text:span>. <text:span text:style-name="T20">One of our team members discussed with some seniors who passed this project for ideas. Apparenltly many of them failed hteir own projects due to all the complexities that they thought of and could not implement. They even suggested to slim ours down to the bone to make the project at least workable.</text:span></text:p>
      <text:p text:style-name="P41"/>
      <text:p text:style-name="P38">We have reorganized our workflow considerably. The issue is that too many ideas were surviving each round of discussion and brainstorm, the workload was not distributed efficiently and their were little to no objective clearly outlined. <text:span text:style-name="T20">A l</text:span>ot of coming back to the same ideas and scrapping them all over again happened, which led in the end to a radical decision pushed by some of the group members.</text:p>
      <text:p text:style-name="P38"/>
      <text:p text:style-name="P38">We decided to, as a group working and weighing decisions in a democratic way, install a dictator for the project, one who could not fail us, <text:span text:style-name="T21">and listen to the people</text:span>.</text:p>
      <text:p text:style-name="P38"/>
      <text:p text:style-name="P40">Some who proposed themselves for the role were either too distracted, to crazy due to sleep exhaustion, too lustful for power, too absent, and thus only 3 candidates were selected.</text:p>
      <text:p text:style-name="P38"><text:soft-page-break/></text:p>
      <text:p text:style-name="P38">All hail Xiou Man, dictator of the 2e Group, may her reign be long and prosper, after a staggering unanimous electoral win of 8 votes against none. </text:p>
      <text:p text:style-name="P38"/>
      <text:p text:style-name="P40">After a strict regiment of 40 minutes to come up with scenarios, we discussed them among ourselves and the leader before deciding that the day had ended.</text:p>
      <text:p text:style-name="P38"/>
      <text:p text:style-name="P38"/>
      <text:p text:style-name="P42">Jour 5:</text:p>
      <text:p text:style-name="P38"/>
      <text:p text:style-name="P38">The part about the planificateur was identified as over complicated, had too much scope and variables to keep track of, and the scenarios were not conducive to <text:span text:style-name="T18">an efficient </text:span>test<text:span text:style-name="T18">ing round</text:span> of our solution.</text:p>
      <text:p text:style-name="P38"/>
      <text:p text:style-name="P38">In the end, we decided to focus on these guiding principles:</text:p>
      <text:p text:style-name="P38"/>
      <text:p text:style-name="P38">- <text:span text:style-name="T19">Lowering the Package’s number of attributes:</text:span><text:span text:style-name="T18"> </text:span>We get rid of the notion of volume, weight, and date delivered by. We concentrate only on when the client has made his order, <text:span text:style-name="T22">and some identity based attributes for confirming the client’s wishes. (keep the delivered by? For rescheduling?)</text:span></text:p>
      <text:p text:style-name="P38"/>
      <text:p text:style-name="P38">- <text:span text:style-name="T19">Getting rid of the manual parts of the work for the planificateur</text:span><text:span text:style-name="T18">: We </text:span><text:span text:style-name="T21">now </text:span><text:span text:style-name="T18">assume that the planificateur does nothing, and will resolve problems via just talking to the customer or the delivery squads. We only make one button for assigning squads to trucks, one button for assigning delivery routes,</text:span></text:p>
      <text:p text:style-name="P38"/>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2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28P0"/>
    </number:currency-style>
    <number:currency-style style:name="N126P0" style:volatile="true">
      <number:number number:decimal-places="2" number:min-decimal-places="2" number:min-integer-digits="1" number:grouping="true"/>
      <number:text> </number:text>
      <number:currency-symbol number:language="fr" number:country="FR">F</number:currency-symbol>
    </number:currency-style>
    <number:currency-style style:name="N12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6P0"/>
    </number:currency-style>
    <number:currency-style style:name="N125P0" style:volatile="true">
      <number:number number:decimal-places="0" number:min-decimal-places="0"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5P0"/>
    </number:currency-style>
    <number:currency-style style:name="N124P0" style:volatile="true">
      <number:number number:decimal-places="2" number:min-decimal-places="2" number:min-integer-digits="1" number:grouping="true"/>
      <number:text> </number:text>
      <number:currency-symbol number:language="fr" number:country="FR">F</number:currency-symbol>
    </number:currency-style>
    <number:currency-style style:name="N124">
      <number:text>-</number:text>
      <number:number number:decimal-places="2" number:min-decimal-places="2" number:min-integer-digits="1" number:grouping="true"/>
      <number:text> </number:text>
      <number:currency-symbol number:language="fr" number:country="FR">F</number:currency-symbol>
      <style:map style:condition="value()&gt;=0" style:apply-style-name="N124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09:47:57.886064347</meta:creation-date>
    <dc:date>2024-12-13T12:55:03.175805774</dc:date>
    <meta:editing-duration>PT6H12M18S</meta:editing-duration>
    <meta:editing-cycles>18</meta:editing-cycles>
    <meta:generator>LibreOffice/7.3.7.2$Linux_X86_64 LibreOffice_project/30$Build-2</meta:generator>
    <meta:document-statistic meta:table-count="0" meta:image-count="0" meta:object-count="0" meta:page-count="6" meta:paragraph-count="92" meta:word-count="2079" meta:character-count="12548" meta:non-whitespace-character-count="10545"/>
  </office:meta>
</office:document-meta>
</file>